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99cc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Time: 87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48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11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74.0113" calcext:value-type="float">
            <text:p>74.0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1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32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4356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0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79.2907" calcext:value-type="float">
            <text:p>79.29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5702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635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8.9247" calcext:value-type="float">
            <text:p>98.92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695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78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8.7928" calcext:value-type="float">
            <text:p>88.7928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98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78.7667" calcext:value-type="float">
            <text:p>78.7667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05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7.8367" calcext:value-type="float">
            <text:p>97.83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124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83.8135" calcext:value-type="float">
            <text:p>83.81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1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8.716" calcext:value-type="float">
            <text:p>88.716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27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34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6.306" calcext:value-type="float">
            <text:p>96.306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439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536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1.4286" calcext:value-type="float">
            <text:p>71.4286</text:p>
          </table:table-cell>
          <table:table-cell table:style-name="ce1" office:value-type="string" calcext:value-type="string">
            <text:p><text:s/>FAILURE 3</text:p>
          </table:table-cell>
          <table:table-cell table:style-name="Default"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</table:table-row>
        <table:table-row table:style-name="ro1">
          <table:table-cell office:value-type="string" calcext:value-type="string">
            <text:p>Time: 1630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3.9731" calcext:value-type="float">
            <text:p>83.97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798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8869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78.1497" calcext:value-type="float">
            <text:p>78.14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1947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2.6237" calcext:value-type="float">
            <text:p>92.6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007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4.9119" calcext:value-type="float">
            <text:p>94.9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13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96.1075" calcext:value-type="float">
            <text:p>96.1075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200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1.9597" calcext:value-type="float">
            <text:p>81.959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294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438" calcext:value-type="float">
            <text:p>99.4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3887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0.7322" calcext:value-type="float">
            <text:p>90.73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4594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82.5765" calcext:value-type="float">
            <text:p>82.57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195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6.5388" calcext:value-type="float">
            <text:p>96.53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579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94.908" calcext:value-type="float">
            <text:p>94.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685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754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float" office:value="99.7783" calcext:value-type="float">
            <text:p>99.77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840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900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8.01" calcext:value-type="float">
            <text:p>88.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2968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99.6667" calcext:value-type="float">
            <text:p>99.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028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3.0531" calcext:value-type="float">
            <text:p>93.05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16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7.9721" calcext:value-type="float">
            <text:p>97.97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176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float" office:value="98.9285" calcext:value-type="float">
            <text:p>98.9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237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0.6918" calcext:value-type="float">
            <text:p>90.69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350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9.4154" calcext:value-type="float">
            <text:p>89.41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4211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94.8334" calcext:value-type="float">
            <text:p>94.83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: 35308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1</text:p>
          </table:table-cell>
          <table:table-cell office:value-type="float" office:value="99.5565" calcext:value-type="float">
            <text:p>99.55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CLASSIFIED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5:13:49.8096675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15:16:30.691220375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60" meta:object-count="0"/>
  </office:meta>
</office:document-meta>
</file>